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5de" officeooo:paragraph-rsid="001685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</text:p>
      <text:p text:style-name="P1">this is line two</text:p>
      <text:p text:style-name="P1">this is line three</text:p>
      <text:p text:style-name="P1">this is line four</text:p>
      <text:p text:style-name="P1">this is line five</text:p>
      <text:p text:style-name="P1">this is line six</text:p>
      <text:p text:style-name="P1">this is line sev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4T13:39:33.319000000</meta:creation-date>
    <dc:date>2021-01-24T13:40:06.631000000</dc:date>
    <meta:editing-duration>PT33S</meta:editing-duration>
    <meta:editing-cycles>1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7" meta:word-count="28" meta:character-count="116" meta:non-whitespace-character-count="95"/>
  </office:meta>
</office:document-meta>
</file>